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text>Durchschnittsgeschwindigkeit:</mtext>
        </mtd>
      </mtr>
      <mtr>
        <mtd>
          <mrow>
            <msub>
              <mi>v</mi>
              <mtext>av</mtext>
            </msub>
            <mrow>
              <mspace width="2em"/>
              <mo stretchy="false">=</mo>
              <mspace width="2em"/>
            </mrow>
            <mfrac>
              <mi>U</mi>
              <mi>T</mi>
            </mfrac>
            <mrow>
              <mspace width="2em"/>
              <mo stretchy="false">=</mo>
              <mspace width="2em"/>
            </mrow>
            <mi>U</mi>
            <mspace width="0.5em"/>
            <mi>f</mi>
            <mrow>
              <mspace width="2em"/>
              <mo stretchy="false">=</mo>
              <mspace width="2em"/>
            </mrow>
            <mn>2</mn>
            <mspace width="0.5em"/>
            <mi mathvariant="normal">π</mi>
            <mspace width="0.5em"/>
            <mi>r</mi>
            <mspace width="0.5em"/>
            <mi>f</mi>
          </mrow>
        </mtd>
      </mtr>
      <mtr>
        <mtd columnalign="right">
          <mrow>
            <mtext>mit Kreisumfang:</mtext>
            <mspace width="2em"/>
            <mi>U</mi>
            <mrow>
              <mspace width="2em"/>
              <mo stretchy="false">=</mo>
              <mspace width="2em"/>
            </mrow>
            <mn>2</mn>
            <mspace width="0.5em"/>
            <mi mathvariant="normal">π</mi>
            <mspace width="0.5em"/>
            <mi>r</mi>
          </mrow>
        </mtd>
      </mtr>
      <mtr>
        <mtd>
          <mrow>
            <mtext>und Periode </mtext>
            <mi>T</mi>
            <mtext>, der Zeit für eine vollständige Rotation</mtext>
          </mrow>
        </mtd>
      </mtr>
      <mtr>
        <mtd>
          <mrow/>
        </mtd>
      </mtr>
      <mtr>
        <mtd>
          <mrow>
            <mtext>Vergleich mit</mtext>
            <mspace width="2em"/>
            <mi>v</mi>
            <mrow>
              <mspace width="2em"/>
              <mo stretchy="false">=</mo>
              <mspace width="2em"/>
            </mrow>
            <mi>r</mi>
            <mi mathvariant="normal">ω</mi>
            <mspace width="2em"/>
            <mtext>führt zu:</mtext>
          </mrow>
        </mtd>
      </mtr>
      <mtr>
        <mtd>
          <mrow>
            <mi mathvariant="normal">ω</mi>
            <mrow>
              <mspace width="2em"/>
              <mo stretchy="false">=</mo>
              <mspace width="2em"/>
            </mrow>
            <mn>2</mn>
            <mspace width="0.5em"/>
            <mi mathvariant="normal">π</mi>
            <mspace width="0.5em"/>
            <mi>f</mi>
          </mrow>
        </mtd>
      </mtr>
    </mtable>
    <annotation encoding="StarMath 5.0">alignc "Durchschnittsgeschwindigkeit:" newline 

v _"av" ~=~ U over T ~=~ U ` f ~=~ 2 ` %pi ` r ` f newline 
alignr "mit Kreisumfang:" ~ U ~=~ 2 ` %pi ` r newline 
"und Periode " T ", der Zeit für eine vollständige Rotation" newline newline

alignc "Vergleich mit"~ v ~=~ r %iomega ~"führt zu:" newline

%iomega ~=~ 2 ` %pi ` f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20:39:51.909000000</meta:creation-date>
    <dc:date>2015-03-05T20:49:05.158000000</dc:date>
    <meta:editing-duration>PT9M13S</meta:editing-duration>
    <meta:editing-cycles>1</meta:editing-cycles>
    <meta:generator>LibreOffice/4.3.4.1$Windows_x86 LibreOffice_project/bc356b2f991740509f321d70e4512a6a54c5f243</meta:generator>
  </office:meta>
</office:document-meta>
</file>